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in" loext:contextual-spacing="false" fo:line-height="100%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color="#2e74b5" style:font-name="Calibri" style:font-name-asian="Calibri1" style:font-name-complex="Calibri1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 <text:tab/> <text:tab/> <text:tab/> <text:tab/></text:p>
      <text:p text:style-name="P1"><text:span text:style-name="T1">DC SRAP meeting 39</text:span></text:p>
      <text:p text:style-name="P1">Time: 2023-12-05, 16:00-17:00 UTC</text:p>
      <text:p text:style-name="P1">Place: Zoom,<text:a xlink:type="simple" xlink:href="https://helsinki.zoom.us/j/62368569596?pwd=UGQxenZFbjZQUlluRzdQQUM1UFhaUT09" text:style-name="ListLabel_20_1" text:visited-style-name="ListLabel_20_1"> </text:a><text:a xlink:type="simple" xlink:href="https://helsinki.zoom.us/j/62368569596?pwd=UGQxenZFbjZQUlluRzdQQUM1UFhaUT09" text:style-name="ListLabel_20_2" text:visited-style-name="ListLabel_20_2"><text:span text:style-name="T2">https://helsinki.zoom.us/j/62368569596?pwd=UGQxenZFbjZQUlluRzdQQUM1UFhaUT09</text:span></text:a></text:p>
      <text:p text:style-name="P1">1. Opening of the meeting</text:p>
      <text:p text:style-name="P1">2. Appointment of the minutes taker</text:p>
      <text:p text:style-name="P1">3. Approval of the agenda</text:p>
      <text:p text:style-name="P1">4. Minutes of previous meetings</text:p>
      <text:p text:style-name="P1">Minutes of the 2023-10-24 meeting, number 37, not yet posted.</text:p>
      <text:p text:style-name="P1">Minutes of the 2023-11-07 meeting, number 38, by Jan, have been added to GitHub:<text:a xlink:type="simple" xlink:href="https://github.com/dcmi/dc-srap/blob/main/meetings/2023-11-07.srap_meeting_38.docx" text:style-name="ListLabel_20_1" text:visited-style-name="ListLabel_20_1"> </text:a><text:a xlink:type="simple" xlink:href="https://github.com/dcmi/dc-srap/blob/main/meetings/2023-11-07.srap_meeting_38.docx" text:style-name="ListLabel_20_2" text:visited-style-name="ListLabel_20_2"><text:span text:style-name="T2">https://github.com/dcmi/dc-srap/blob/main/meetings/2023-11-07.srap_meeting_38.docx</text:span></text:a></text:p>
      <text:p text:style-name="P1">5. Date properties</text:p>
      <text:p text:style-name="P1">Karen has examined date properties in BIBO. It only provides a very basic set.</text:p>
      <text:p text:style-name="P1"><text:span text:style-name="T3">Mainly FaBiO has the dates listed in SRAP.</text:span></text:p>
      <text:p text:style-name="P1">Osma has asked NLF colleagues about date field requirements in DSpace repositories. (no answer yet) <text:span text:style-name="T3">May not need so many.</text:span></text:p>
      <text:p text:style-name="P1"><text:span text:style-name="T3">Check arxiv.org; NLM - PubMed; other archives?</text:span></text:p>
      <text:p text:style-name="P1"><text:span text:style-name="T3">Separate administrative (when added to archive) and resource dates.</text:span></text:p>
      <text:p text:style-name="P1">6. RDA and id.loc.gov relators</text:p>
      <text:p text:style-name="P1">Karen found a comparison between RDA and LOC/MARC relators:<text:a xlink:type="simple" xlink:href="https://www.rdaregistry.info/Aligns/alignUnc2MRC.html" text:style-name="ListLabel_20_1" text:visited-style-name="ListLabel_20_1"> </text:a><text:a xlink:type="simple" xlink:href="https://www.rdaregistry.info/Aligns/alignUnc2MRC.html" text:style-name="ListLabel_20_2" text:visited-style-name="ListLabel_20_2"><text:span text:style-name="T2">https://www.rdaregistry.info/Aligns/alignUnc2MRC.html</text:span></text:a></text:p>
      <text:p text:style-name="P1"><text:span text:style-name="T3">Document says: recommended use LC but also others if needed, such as RDA.</text:span></text:p>
      <text:p text:style-name="P1">7. Structural changes to the specification</text:p>
      <text:p text:style-name="P1">During the previous meeting (38), we rearranged the files in the repository a bit and published the specification using github.io:<text:a xlink:type="simple" xlink:href="https://dcmi.github.io/dc-srap/" text:style-name="ListLabel_20_1" text:visited-style-name="ListLabel_20_1"> </text:a><text:a xlink:type="simple" xlink:href="https://dcmi.github.io/dc-srap/" text:style-name="ListLabel_20_2" text:visited-style-name="ListLabel_20_2"><text:span text:style-name="T2">https://dcmi.github.io/dc-srap/</text:span></text:a></text:p>
      <text:p text:style-name="P1">Can we make the TAP table viewable in a browser? (instead of just a CSV download)</text:p>
      <text:p text:style-name="P1">Karen has made some research on CSV to HTML conversion tools.</text:p>
      <text:p text:style-name="P1"><text:span text:style-name="T3">Karen will try to find or fix a better display.</text:span></text:p>
      <text:p text:style-name="P1">Discussion about other changes to make.</text:p>
      <text:p text:style-name="P1"><text:soft-page-break/>8. Example documents</text:p>
      <text:p text:style-name="P1">Karen has collected examples into this Google document:</text:p>
      <text:p text:style-name="P1"><text:a xlink:type="simple" xlink:href="https://docs.google.com/document/d/16QkIKPkSlwEvgXh7vt13-yZdlK7XryyEPCQ3qwciXy0/edit" text:style-name="ListLabel_20_2" text:visited-style-name="ListLabel_20_2"><text:span text:style-name="T2">https://docs.google.com/document/d/16QkIKPkSlwEvgXh7vt13-yZdlK7XryyEPCQ3qwciXy0/edit</text:span></text:a></text:p>
      <text:p text:style-name="P1">We need to add some of these or similar examples to the GitHub repository.</text:p>
      <text:p text:style-name="P1"><text:span text:style-name="T3">Osma has added to the G-Drive table, and will make a comparison between https://github.com/NatLibFi/FinGreyLit and SRAP.</text:span></text:p>
      <text:p text:style-name="P1">9. Any other business</text:p>
      <text:p text:style-name="P1">The Open Repositories Conference 2024 will be in Göteborg (Gothenburg), Sweden, 3-6 June 2024.</text:p>
      <text:p text:style-name="P1">See the<text:a xlink:type="simple" xlink:href="https://or2024.openrepositories.org/program/call-for-proposals/" text:style-name="ListLabel_20_1" text:visited-style-name="ListLabel_20_1"> </text:a><text:a xlink:type="simple" xlink:href="https://or2024.openrepositories.org/program/call-for-proposals/" text:style-name="ListLabel_20_2" text:visited-style-name="ListLabel_20_2"><text:span text:style-name="T2">Call for Proposals</text:span></text:a> for some details.</text:p>
      <text:p text:style-name="P1">Is anyone planning to attend? <text:span text:style-name="T3">(Osma maybe)</text:span></text:p>
      <text:p text:style-name="P1">Any interest for, say, a poster presentation about SRAP? (This would also be a nice deadline of sorts, for making SRAP ready to present to a wider audience.)</text:p>
      <text:p text:style-name="P1"><text:span text:style-name="T3">Possibly a poster, or a lightning talk.</text:span></text:p>
      <text:p text:style-name="P1">Deadline for proposals is 15 December, though it will likely be extended by a week.</text:p>
      <text:p text:style-name="P1">10. Closure of the meeting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8" meta:word-count="346" meta:character-count="2367" meta:non-whitespace-character-count="2049"/>
    <meta:generator>LibreOfficeDev/6.0.5.2$Linux_X86_64 LibreOffice_project/</meta:generator>
  </office:meta>
</office:document-meta>
</file>